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49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</style:style>
    <style:style style:name="P7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2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1907696842619536597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4">T-1.1</text:p>
              <text:list>
                <text:list-item>
                  <text:p text:style-name="P14">eclipst ==&gt; new task</text:p>
                </text:list-item>
                <text:list-item>
                  <text:p text:style-name="P14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<text:soft-page-break/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55016157004074402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2821487215762186595" text:style-name="L3">
        <text:list-item>
          <text:p text:style-name="P21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6459632050545102756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oft-page-break/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0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<text:soft-page-break/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17620966299098714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new FUNC : get_ListOf_BarDatas(...)</text:p>
                </text:list-item>
                <text:list-item>
                  <text:p text:style-name="P23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795792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4">[further]</text:p>
      <text:list xml:id="list3495774324667469527" text:style-name="L6">
        <text:list-item>
          <text:p text:style-name="P24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2796539" text:continue-list="list1907696842619536597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70">steps</text:p>
                  <text:list>
                    <text:list-item>
                      <text:p text:style-name="P70">open file</text:p>
                    </text:list-item>
                    <text:list-item>
                      <text:p text:style-name="P70">read lines</text:p>
                    </text:list-item>
                  </text:list>
                </text:list-item>
              </text:list>
            </text:list-item>
            <text:list-item>
              <text:p text:style-name="P19"><text:soft-page-break/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25247868040568541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4">[further]</text:p>
      <text:list xml:id="list2957735198509465630" text:style-name="L8">
        <text:list-item>
          <text:p text:style-name="P26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6052951234360699919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14050055603583131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4">[further]</text:p>
      <text:list xml:id="list7782996707762991396" text:style-name="L11">
        <text:list-item>
          <text:p text:style-name="P29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5700722940061679725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<text:soft-page-break/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02254676256343379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4">[further]</text:p>
      <text:list xml:id="list358768658647058254" text:style-name="L14">
        <text:list-item>
          <text:p text:style-name="P33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7436118753443920834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47586361062170866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4">[further]</text:p>
      <text:list xml:id="list4127143789586657171" text:style-name="L17">
        <text:list-item>
          <text:p text:style-name="P36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4348150854972083705" text:style-name="L18">
        <text:list-item>
          <text:p text:style-name="P37">REVIEW</text:p>
        </text:list-item>
        <text:list-item>
          <text:p text:style-name="P37"><text:soft-page-break/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97070868442345457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4">[further]</text:p>
      <text:list xml:id="list3417043746265746841" text:style-name="L20">
        <text:list-item>
          <text:p text:style-name="P39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2777893" text:continue-list="list32796539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12674994349331593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4">[further]</text:p>
      <text:list xml:id="list3725375161957544397" text:style-name="L22">
        <text:list-item>
          <text:p text:style-name="P41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3977507011910096308" text:style-name="L23">
        <text:list-item>
          <text:p text:style-name="P42"><text:soft-page-break/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11729467953800788" text:style-name="L24">
        <text:list-item>
          <text:p text:style-name="P43"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<text:soft-page-break/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4">[further]</text:p>
      <text:list xml:id="list5931124053233611198" text:style-name="L25">
        <text:list-item>
          <text:p text:style-name="P44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4188420314621988312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<text:soft-page-break/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2779423" text:continue-list="list32777893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85616566068603010" text:style-name="L27">
        <text:list-item>
          <text:p text:style-name="P46">TASK : this ==&gt; TASK-1</text:p>
        </text:list-item>
      </text:list>
      <text:p text:style-name="P4">[further]</text:p>
      <text:list xml:id="list8250729080911901099" text:style-name="L28">
        <text:list-item>
          <text:p text:style-name="P47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7877665927049648028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<text:soft-page-break/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4">[next]</text:p>
      <text:list xml:id="list8974871093660205862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4">[further]</text:p>
      <text:list xml:id="list2119520630985021660" text:style-name="L31">
        <text:list-item>
          <text:p text:style-name="P50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908989884908801003" text:style-name="L32">
        <text:list-item>
          <text:p text:style-name="P51">REVIEW</text:p>
        </text:list-item>
        <text:list-item>
          <text:p text:style-name="P51"><text:soft-page-break/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094879197067733202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4">[further]</text:p>
      <text:list xml:id="list2978477566127463987" text:style-name="L34">
        <text:list-item>
          <text:p text:style-name="P53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6889401292805868847" text:style-name="L35">
        <text:list-item>
          <text:p text:style-name="P54">REVIEW</text:p>
        </text:list-item>
        <text:list-item>
          <text:p text:style-name="P54"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97223494595743077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4">[further]</text:p>
      <text:list xml:id="list3637069176368759353" text:style-name="L37">
        <text:list-item>
          <text:p text:style-name="P56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8335756229183871864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<text:soft-page-break/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090130558536404702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4">[further]</text:p>
      <text:list xml:id="list2649917849337152502" text:style-name="L40">
        <text:list-item>
          <text:p text:style-name="P59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4408026398308342255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5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==&gt; $lo_BarDatas = Libfx::conv_CSV_Lines_To_BarDatas($lo_CSV_Lines, <text:soft-page-break/>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<text:soft-page-break/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73108916247829642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4">[further]</text:p>
      <text:list xml:id="list8548262593684997291" text:style-name="L43">
        <text:list-item>
          <text:p text:style-name="P62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6931347030405569077" text:style-name="L50">
        <text:list-item>
          <text:p text:style-name="P73"><text:span text:style-name="T8">REVIEW</text:span></text:p>
        </text:list-item>
        <text:list-item>
          <text:p text:style-name="P73"><text:span text:style-name="T8">TASK-1 : “step : D : 1 : 2-1” ~~</text:span></text:p>
          <text:list>
            <text:list-item>
              <text:list>
                <text:list-item>
                  <text:p text:style-name="P73"><text:span text:style-name="T8">//_20200116_173730:next</text:span></text:p>
                </text:list-item>
              </text:list>
            </text:list-item>
            <text:list-item>
              <text:p text:style-name="P73"><text:span text:style-name="T8">T-1.1</text:span></text:p>
              <text:list>
                <text:list-item>
                  <text:p text:style-name="P67">TEST ==&gt; “(step : D : 1 : 2-2) C4”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pan text:style-name="T1">#_ </text:span>SEG-1 : lib_ea_tester.php</text:p>
          <text:list>
            <text:list-item>
              <text:list>
                <text:list-item>
                  <text:p text:style-name="P67">for-loop : “$typeOf_Bar == CONS::$strOf_BarType__SL”</text:p>
                </text:list-item>
              </text:list>
            </text:list-item>
            <text:list-item>
              <text:p text:style-name="P67">S-1.1</text:p>
              <text:list>
                <text:list-item>
                  <text:p text:style-name="P67">CODE : //test:20200117_122008</text:p>
                </text:list-item>
                <text:list-item>
                  <text:p text:style-name="P67">TEST ==&gt;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oft-page-break/><text:span text:style-name="T1">#_ </text:span>SEG-2 </text:p>
          <text:list>
            <text:list-item>
              <text:list>
                <text:list-item>
                  <text:p text:style-name="P67">func : “LibEaTester::fx_tester_T_1__Exec($lo_BarDatas)”</text:p>
                  <text:list>
                    <text:list-item>
                      <text:p text:style-name="P67">==&gt; retrun vals</text:p>
                    </text:list-item>
                    <text:list-item>
                      <text:p text:style-name="P67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7">S-2.1</text:p>
              <text:list>
                <text:list-item>
                  <text:p text:style-name="P67">CODE</text:p>
                  <text:list>
                    <text:list-item>
                      <text:p text:style-name="P67">“$valOf_Ret” ==&gt; dec<text:span text:style-name="T10">lare at the top of the func : “fx_tester_T_1__Exec”</text:span></text:p>
                    </text:list-item>
                    <text:list-item>
                      <text:p text:style-name="P67"><text:span text:style-name="T10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SEG-3</text:p>
          <text:list>
            <text:list-item>
              <text:list>
                <text:list-item>
                  <text:p text:style-name="P67">func : “LibEaTester::loop_J1_N”</text:p>
                  <text:list>
                    <text:list-item>
                      <text:p text:style-name="P67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SEG-4</text:p>
          <text:list>
            <text:list-item>
              <text:list>
                <text:list-item>
                  <text:p text:style-name="P67">cont : //_20200106_130954:caller</text:p>
                  <text:list>
                    <text:list-item>
                      <text:p text:style-name="P67">of the returned vals, add “pos” to an array</text:p>
                    </text:list-item>
                    <text:list-item>
                      <text:p text:style-name="P67">if not terminating condition positive (SL, TP, loop-thru)</text:p>
                      <text:list>
                        <text:list-item>
                          <text:p text:style-name="P67">==&gt; continue calling the func “fx_tester_T_1__Exec”</text:p>
                          <text:list>
                            <text:list-item>
                              <text:p text:style-name="P67">==&gt; with the param “$num_Loop_Start” → updated</text:p>
                            </text:list-item>
                            <text:list-item>
                              <text:p text:style-name="P67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SEG-5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2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 : “j1 : Y : 2” ~~</text:p>
          <text:list>
            <text:list-item>
              <text:p text:style-name="P67"><text:soft-page-break/>T-2.1 </text:p>
              <text:list>
                <text:list-item>
                  <text:list>
                    <text:list-item>
                      <text:p text:style-name="P67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44356513446834803" text:style-name="L44">
        <text:list-item>
          <text:p text:style-name="P63">TASK</text:p>
          <text:list>
            <text:list-item>
              <text:p text:style-name="P63">this : SEG-5, SEG-4, TASK-2</text:p>
            </text:list-item>
            <text:list-item>
              <text:p text:style-name="P63">//_20200117_125541:next</text:p>
            </text:list-item>
          </text:list>
        </text:list-item>
      </text:list>
      <text:p text:style-name="P4">[further]</text:p>
      <text:list xml:id="list2132431110252319804" text:style-name="L45">
        <text:list-item>
          <text:p text:style-name="P64"/>
        </text:list-item>
      </text:list>
      <text:p text:style-name="P13"><text:line-break/><text:span text:style-name="T2">[/ 20200117_125558]</text:span></text:p>
      <text:p text:style-name="P13"/>
      <text:p text:style-name="P4"><text:span text:style-name="T11">@@@</text:span>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2774149" text:continue-list="list32779423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4"/>
      <text:p text:style-name="P4">[next]</text:p>
      <text:list xml:id="list6379386119171481839" text:style-name="L51">
        <text:list-item>
          <text:p text:style-name="P68">TASK</text:p>
        </text:list-item>
      </text:list>
      <text:p text:style-name="P4">[further]</text:p>
      <text:list xml:id="list3098007964694033659" text:style-name="L52">
        <text:list-item>
          <text:p text:style-name="P69"/>
        </text:list-item>
      </text:list>
      <text:p text:style-name="P13"><text:line-break/><text:span text:style-name="T2">[/ XXX]</text:span></text:p>
      <text:p text:style-name="P13"/>
      <text:p text:style-name="P13"><text:soft-page-break/></text:p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2776460" text:continue-list="list32774149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4"/>
      <text:p text:style-name="P4">[next]</text:p>
      <text:list xml:id="list4783072441999647653" text:style-name="L46">
        <text:list-item>
          <text:p text:style-name="P65">TASK</text:p>
        </text:list-item>
      </text:list>
      <text:p text:style-name="P4">[further]</text:p>
      <text:list xml:id="list8206752415776112701" text:style-name="L47">
        <text:list-item>
          <text:p text:style-name="P66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3122779372810714182" text:style-name="L48">
        <text:list-item>
          <text:p text:style-name="P7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775673" text:continue-numbering="true" text:style-name="L48">
        <text:list-item>
          <text:p text:style-name="P71"><text:soft-page-break/></text:p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5265528809956317463" text:style-name="L49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781618" text:continue-numbering="true" text:style-name="L49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2768968" text:continue-numbering="true" text:style-name="L49">
        <text:list-item>
          <text:p text:style-name="P16">move “<text:span text:style-name="T5">@@@</text:span>”</text:p>
        </text:list-item>
        <text:list-item>
          <text:p text:style-name="P72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7T12:56:38.64</dc:date>
    <dc:creator>iwabuchi ken</dc:creator>
    <meta:editing-duration>P1DT4H2M30S</meta:editing-duration>
    <meta:editing-cycles>90</meta:editing-cycles>
    <meta:generator>OpenOffice/4.1.3$Win32 OpenOffice.org_project/413m1$Build-9783</meta:generator>
    <meta:document-statistic meta:table-count="5" meta:image-count="0" meta:object-count="0" meta:page-count="26" meta:paragraph-count="568" meta:word-count="2326" meta:character-count="15157"/>
  </office:meta>
</office:document-meta>
</file>